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.176204mm" fo:page-width="13.17620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2" draw:opacity="100.0%" draw:stroke-linejoin="round" svg:stroke-opacity="100.0%" svg:stroke-width="0.5291666mm"/>
    </style:style>
    <style:style style:family="graphic" style:name="style-3">
      <style:graphic-properties draw:fill="solid" draw:fill-color="#000000" draw:opacity="50.0%" draw:stroke="none"/>
    </style:style>
    <style:style style:family="graphic" style:name="style-4">
      <style:graphic-properties draw:fill="solid" draw:fill-color="#ffe4e4" draw:opacity="100.0%" draw:stroke="solid" svg:stroke-color="#9f2b2b" draw:stroke-linejoin="round" svg:stroke-opacity="100.0%" svg:stroke-width="0.58212894mm"/>
    </style:style>
    <style:style style:family="graphic" style:name="style-5">
      <style:graphic-properties draw:fill="solid" draw:fill-color="#ffffff" draw:opacity="100.0%" draw:opacity-name="gradient-3" draw:stroke="none"/>
    </style:style>
    <style:style style:family="graphic" style:name="style-6">
      <style:graphic-properties draw:fill="solid" draw:fill-color="#ffffff" draw:opacity="100.0%" draw:opacity-name="gradient-4" draw:stroke="none"/>
    </style:style>
  </office:automatic-styles>
  <office:body>
    <office:drawing>
      <draw:page draw:master-page-name="Default" draw:name="page1" draw:style-name="DP1">
        <draw:g draw:id="svg9553">
          <draw:g draw:id="layer1">
            <draw:g draw:id="Stop">
              <draw:path svg:d="M 1264.7036 632.3518 C 1264.7036 981.5898 981.5898 1264.7036 632.3518 1264.7036 C 283.11386 1264.7036 0.0 981.5898 0.0 632.3518 C 0.0 283.11386 283.11386 -1.8189894E-12 632.3518 -1.8189894E-12 C 981.5898 -1.8189894E-12 1264.7036 283.11386 1264.7036 632.3518 z" svg:height="12.647037mm" draw:style-name="style-2" svg:viewBox="0.0 0.0 1264.7036 1264.7036" svg:width="12.647037mm" svg:x="0.26458016mm" svg:y="0.2645795mm"/>
              <draw:rect svg:height="6.879726mm" draw:style-name="style-3" svg:width="6.6563816mm" svg:x="3.4054444mm" svg:y="3.3907955mm"/>
              <draw:rect svg:height="5.977235mm" draw:style-name="style-4" svg:width="5.783189mm" svg:x="3.6965103mm" svg:y="3.599488mm"/>
              <draw:path svg:d="M 832.85645 320.96182 C 832.85645 498.22415 646.4149 641.92365 416.42877 641.92365 C 186.44153 641.92365 0.0 498.22415 0.0 320.96182 C 0.0 143.6995 186.44153 1.1368684E-13 416.42877 1.1368684E-13 C 646.4149 1.1368684E-13 832.85645 143.6995 832.85645 320.96182 z" svg:height="6.419236mm" draw:style-name="style-5" svg:viewBox="0.0 0.0 832.85645 641.92365" svg:width="8.328565mm" svg:x="2.4238145mm" svg:y="0.7820057mm"/>
              <draw:path svg:d="M 0.0 410.99207 C 123.00127 684.1643 440.69217 816.0171 723.20685 705.78217 C 1005.56635 595.60767 1149.5128 283.9122 1054.6693 4.5474735E-13 C 978.03986 192.03995 824.7537 352.9417 616.82666 434.07315 C 408.69827 515.28394 186.87888 500.4897 0.0 410.99207 z" svg:height="7.4471164mm" draw:style-name="style-6" svg:viewBox="0.0 0.0 1083.762 744.7117" svg:width="10.83762mm" svg:x="1.4243339mm" svg:y="4.880466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00" draw:border="-4.4194174%" draw:display-name="gradient-1" draw:end-color="#621b1b" draw:name="gradient-1" draw:start-color="#862c2c" draw:style="linear"/>
    <draw:gradient draw:border="24.869905%" draw:cx="50.0%" draw:cy="63.858513%" draw:display-name="gradient-2" draw:end-color="#ffdcdc" draw:name="gradient-2" draw:start-color="#cf7575" draw:style="radial"/>
    <draw:opacity draw:angle="0" draw:border="0.0%" draw:display-name="gradient-3" draw:end="0.0%" draw:name="gradient-3" draw:start="100.0%" draw:style="linear"/>
    <draw:opacity draw:angle="1950" draw:border="13.785913%" draw:display-name="gradient-4" draw:end="0.0%" draw:name="gradient-4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.176204mm" fo:page-width="13.17620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